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solid" draw:fill-color="#000000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color="#ffffff" fo:font-size="14pt"/>
    </style:style>
    <style:style style:name="P2" style:family="paragraph">
      <style:paragraph-properties fo:text-align="center"/>
      <style:text-properties fo:color="#ffffff" fo:font-size="14pt"/>
    </style:style>
    <style:style style:name="P3" style:family="paragraph">
      <style:paragraph-properties fo:margin-left="0cm" fo:margin-right="0cm" fo:text-align="center" fo:text-indent="0cm"/>
      <style:text-properties fo:color="#ffffff"/>
    </style:style>
    <style:style style:name="P4" style:family="paragraph">
      <style:paragraph-properties fo:margin-left="0cm" fo:margin-right="0cm" fo:text-align="center" fo:text-indent="0cm"/>
      <style:text-properties fo:font-size="1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T1" style:family="text">
      <style:text-properties fo:color="#ffffff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1" draw:layer="layout" svg:width="3.175cm" svg:height="1.905cm" svg:x="0.356cm" svg:y="8.611cm">
          <text:p text:style-name="P1"><text:span text:style-name="T1">Design Robot</text:span></text:p>
        </draw:rect>
        <draw:rect draw:style-name="gr1" draw:text-style-name="P2" draw:id="id2" draw:layer="layout" svg:width="3.175cm" svg:height="1.905cm" svg:x="4.801cm" svg:y="8.611cm">
          <text:p text:style-name="P3"><text:span text:style-name="T1">Build Robot</text:span></text:p>
        </draw:rect>
        <draw:rect draw:style-name="gr1" draw:text-style-name="P2" draw:id="id3" draw:layer="layout" svg:width="3.175cm" svg:height="1.905cm" svg:x="8.611cm" svg:y="6.071cm">
          <text:p text:style-name="P4"><text:span text:style-name="T1">Works</text:span></text:p>
        </draw:rect>
        <draw:rect draw:style-name="gr1" draw:text-style-name="P2" draw:id="id4" draw:layer="layout" svg:width="3.175cm" svg:height="1.905cm" svg:x="8.611cm" svg:y="11.151cm">
          <text:p text:style-name="P3"><text:span text:style-name="T1">Doesn't Work</text:span></text:p>
        </draw:rect>
        <draw:connector draw:style-name="gr2" draw:text-style-name="P5" draw:layer="layout" svg:x1="3.531cm" svg:y1="9.563cm" svg:x2="4.801cm" svg:y2="9.563cm" draw:start-shape="id1" draw:end-shape="id2">
          <text:p/>
        </draw:connector>
        <draw:connector draw:style-name="gr2" draw:text-style-name="P5" draw:layer="layout" svg:x1="7.976cm" svg:y1="9.563cm" svg:x2="10.198cm" svg:y2="7.976cm" draw:start-shape="id2" draw:end-shape="id3">
          <text:p/>
        </draw:connector>
        <draw:connector draw:style-name="gr2" draw:text-style-name="P5" draw:layer="layout" svg:x1="7.976cm" svg:y1="9.563cm" svg:x2="10.198cm" svg:y2="11.151cm" draw:start-shape="id2" draw:end-shape="id4">
          <text:p/>
        </draw:connector>
        <draw:connector draw:style-name="gr2" draw:text-style-name="P5" draw:layer="layout" svg:x1="8.611cm" svg:y1="12.103cm" svg:x2="1.943cm" svg:y2="10.516cm" draw:start-shape="id4" draw:end-shape="id1" draw:end-glue-point="2">
          <text:p/>
        </draw:connector>
        <draw:rect draw:style-name="gr1" draw:text-style-name="P2" draw:id="id5" draw:layer="layout" svg:width="3.175cm" svg:height="1.905cm" svg:x="12.421cm" svg:y="8.611cm">
          <text:p text:style-name="P6"><text:span text:style-name="T1">Program</text:span></text:p>
          <text:p text:style-name="P6"><text:span text:style-name="T1"><text:s/></text:span><text:span text:style-name="T1">Robot</text:span></text:p>
        </draw:rect>
        <draw:rect draw:style-name="gr1" draw:text-style-name="P2" draw:id="id7" draw:layer="layout" svg:width="3.175cm" svg:height="1.905cm" svg:x="16.231cm" svg:y="11.151cm">
          <text:p text:style-name="P6"><text:span text:style-name="T1">Doesn't Work</text:span></text:p>
        </draw:rect>
        <draw:rect draw:style-name="gr1" draw:text-style-name="P2" draw:id="id6" draw:layer="layout" svg:width="3.175cm" svg:height="1.905cm" svg:x="16.231cm" svg:y="6.071cm">
          <text:p text:style-name="P6"><text:span text:style-name="T1">Works</text:span></text:p>
        </draw:rect>
        <draw:rect draw:style-name="gr1" draw:text-style-name="P2" draw:id="id8" draw:layer="layout" svg:width="3.175cm" svg:height="1.905cm" svg:x="20.041cm" svg:y="8.611cm">
          <text:p text:style-name="P6"><text:span text:style-name="T1">Race</text:span></text:p>
        </draw:rect>
        <draw:rect draw:style-name="gr1" draw:text-style-name="P2" draw:id="id10" draw:layer="layout" svg:width="3.098cm" svg:height="1.905cm" svg:x="22.658cm" svg:y="14.326cm">
          <text:p text:style-name="P6"><text:span text:style-name="T1">Win!</text:span></text:p>
        </draw:rect>
        <draw:connector draw:style-name="gr2" draw:text-style-name="P5" draw:layer="layout" svg:x1="11.786cm" svg:y1="7.023cm" svg:x2="14.008cm" svg:y2="8.611cm" draw:start-shape="id3" draw:end-shape="id5">
          <text:p/>
        </draw:connector>
        <draw:connector draw:style-name="gr2" draw:text-style-name="P5" draw:layer="layout" svg:x1="15.596cm" svg:y1="9.563cm" svg:x2="17.818cm" svg:y2="7.976cm" draw:start-shape="id5" draw:end-shape="id6">
          <text:p/>
        </draw:connector>
        <draw:connector draw:style-name="gr2" draw:text-style-name="P5" draw:layer="layout" svg:x1="15.596cm" svg:y1="9.563cm" svg:x2="17.818cm" svg:y2="11.151cm" draw:start-shape="id5" draw:start-glue-point="1" draw:end-shape="id7" draw:end-glue-point="0">
          <text:p/>
        </draw:connector>
        <draw:connector draw:style-name="gr2" draw:text-style-name="P5" draw:layer="layout" svg:x1="19.406cm" svg:y1="7.023cm" svg:x2="21.628cm" svg:y2="8.611cm" draw:start-shape="id6" draw:start-glue-point="1" draw:end-shape="id8" draw:end-glue-point="0">
          <text:p/>
        </draw:connector>
        <draw:connector draw:style-name="gr2" draw:text-style-name="P5" draw:layer="layout" svg:x1="23.216cm" svg:y1="9.563cm" svg:x2="23.216cm" svg:y2="9.563cm" draw:start-shape="id8" draw:end-shape="id8">
          <text:p/>
        </draw:connector>
        <draw:connector draw:style-name="gr2" draw:text-style-name="P5" draw:layer="layout" svg:x1="16.231cm" svg:y1="12.103cm" svg:x2="14.008cm" svg:y2="10.516cm" draw:start-shape="id7" draw:start-glue-point="3" draw:end-shape="id5">
          <text:p/>
        </draw:connector>
        <draw:connector draw:style-name="gr3" draw:text-style-name="P5" draw:layer="layout" svg:x1="3.531cm" svg:y1="9.563cm" svg:x2="4.801cm" svg:y2="9.563cm" draw:start-shape="id1" draw:start-glue-point="1" draw:end-shape="id2" draw:end-glue-point="3">
          <text:p/>
        </draw:connector>
        <draw:connector draw:style-name="gr3" draw:text-style-name="P5" draw:layer="layout" svg:x1="7.976cm" svg:y1="9.563cm" svg:x2="10.198cm" svg:y2="7.976cm" draw:start-shape="id2" draw:end-shape="id3">
          <text:p/>
        </draw:connector>
        <draw:connector draw:style-name="gr3" draw:text-style-name="P5" draw:layer="layout" svg:x1="7.976cm" svg:y1="9.563cm" svg:x2="10.198cm" svg:y2="11.151cm" draw:start-shape="id2" draw:start-glue-point="1" draw:end-shape="id4" draw:end-glue-point="0">
          <text:p/>
        </draw:connector>
        <draw:connector draw:style-name="gr3" draw:text-style-name="P5" draw:layer="layout" svg:x1="8.611cm" svg:y1="12.103cm" svg:x2="1.943cm" svg:y2="10.516cm" draw:start-shape="id4" draw:end-shape="id1" draw:end-glue-point="2">
          <text:p/>
        </draw:connector>
        <draw:connector draw:style-name="gr3" draw:text-style-name="P5" draw:layer="layout" svg:x1="11.786cm" svg:y1="7.023cm" svg:x2="14.008cm" svg:y2="8.611cm" draw:start-shape="id3" draw:end-shape="id5" draw:end-glue-point="0">
          <text:p/>
        </draw:connector>
        <draw:connector draw:style-name="gr3" draw:text-style-name="P5" draw:layer="layout" svg:x1="15.596cm" svg:y1="9.563cm" svg:x2="17.818cm" svg:y2="11.151cm" draw:start-shape="id5" draw:start-glue-point="1" draw:end-shape="id7">
          <text:p/>
        </draw:connector>
        <draw:connector draw:style-name="gr3" draw:text-style-name="P5" draw:layer="layout" svg:x1="16.231cm" svg:y1="12.103cm" svg:x2="14.008cm" svg:y2="10.516cm" draw:start-shape="id7" draw:start-glue-point="3" draw:end-shape="id5" draw:end-glue-point="2">
          <text:p/>
        </draw:connector>
        <draw:connector draw:style-name="gr3" draw:text-style-name="P5" draw:layer="layout" svg:x1="15.596cm" svg:y1="9.563cm" svg:x2="17.818cm" svg:y2="7.976cm" draw:start-shape="id5" draw:end-shape="id6" draw:end-glue-point="2">
          <text:p/>
        </draw:connector>
        <draw:connector draw:style-name="gr3" draw:text-style-name="P5" draw:layer="layout" svg:x1="19.406cm" svg:y1="7.023cm" svg:x2="21.628cm" svg:y2="8.611cm" draw:start-shape="id6" draw:end-shape="id8">
          <text:p/>
        </draw:connector>
        <draw:connector draw:style-name="gr3" draw:text-style-name="P5" draw:id="id9" draw:layer="layout" svg:x1="23.216cm" svg:y1="9.563cm" svg:x2="23.216cm" svg:y2="9.563cm" draw:start-shape="id8" draw:end-shape="id8">
          <text:p/>
        </draw:connector>
        <draw:connector draw:style-name="gr3" draw:text-style-name="P5" draw:layer="layout" svg:x1="23.216cm" svg:y1="9.563cm" svg:x2="24.207cm" svg:y2="14.326cm" draw:start-shape="id9" draw:start-glue-point="0" draw:end-shape="id10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4-19T22:34:14</meta:creation-date>
    <dc:date>2007-04-19T22:46:58</dc:date>
    <dc:language>en-US</dc:language>
    <meta:editing-cycles>2</meta:editing-cycles>
    <meta:editing-duration>PT12M44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